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7.84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ffffff"/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ox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3:17:4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47" calcext:value-type="float">
            <text:p>0.347</text:p>
          </table:table-cell>
          <table:table-cell office:value-type="float" office:value="18.9777" calcext:value-type="float">
            <text:p>18.9777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467" calcext:value-type="float">
            <text:p>0.64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01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595" calcext:value-type="float">
            <text:p>0.3595</text:p>
          </table:table-cell>
          <table:table-cell office:value-type="float" office:value="18.6348" calcext:value-type="float">
            <text:p>18.6348</text:p>
          </table:table-cell>
          <table:table-cell office:value-type="float" office:value="0.9522" calcext:value-type="float">
            <text:p>0.9522</text:p>
          </table:table-cell>
          <table:table-cell table:style-name="ce2" office:value-type="float" office:value="0.6354" calcext:value-type="float">
            <text:p>0.6354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1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26" calcext:value-type="float">
            <text:p>0.3526</text:p>
          </table:table-cell>
          <table:table-cell table:style-name="ce2" office:value-type="float" office:value="19.6225" calcext:value-type="float">
            <text:p>19.6225</text:p>
          </table:table-cell>
          <table:table-cell office:value-type="float" office:value="0.957" calcext:value-type="float">
            <text:p>0.957</text:p>
          </table:table-cell>
          <table:table-cell office:value-type="float" office:value="0.642" calcext:value-type="float">
            <text:p>0.6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2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53" calcext:value-type="float">
            <text:p>0.3353</text:p>
          </table:table-cell>
          <table:table-cell office:value-type="float" office:value="17.9586" calcext:value-type="float">
            <text:p>17.9586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654" calcext:value-type="float">
            <text:p>0.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3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408" calcext:value-type="float">
            <text:p>0.3408</text:p>
          </table:table-cell>
          <table:table-cell office:value-type="float" office:value="19.1497" calcext:value-type="float">
            <text:p>19.1497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6478" calcext:value-type="float">
            <text:p>0.64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4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72" calcext:value-type="float">
            <text:p>0.3272</text:p>
          </table:table-cell>
          <table:table-cell office:value-type="float" office:value="17.7057" calcext:value-type="float">
            <text:p>17.7057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628" calcext:value-type="float">
            <text:p>0.6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29:4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622" calcext:value-type="float">
            <text:p>0.3622</text:p>
          </table:table-cell>
          <table:table-cell table:style-name="ce2" office:value-type="float" office:value="19.3644" calcext:value-type="float">
            <text:p>19.3644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632499992847443" calcext:value-type="float">
            <text:p>0.6324999928474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29:59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831" calcext:value-type="float">
            <text:p>0.3831</text:p>
          </table:table-cell>
          <table:table-cell office:value-type="float" office:value="18.188" calcext:value-type="float">
            <text:p>18.188</text:p>
          </table:table-cell>
          <table:table-cell office:value-type="float" office:value="0.9546" calcext:value-type="float">
            <text:p>0.9546</text:p>
          </table:table-cell>
          <table:table-cell table:style-name="ce2" office:value-type="float" office:value="0.612200021743774" calcext:value-type="float">
            <text:p>0.612200021743774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08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38" calcext:value-type="float">
            <text:p>0.3538</text:p>
          </table:table-cell>
          <table:table-cell office:value-type="float" office:value="17.903" calcext:value-type="float">
            <text:p>17.903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39100015163422" calcext:value-type="float">
            <text:p>0.6391000151634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1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808" calcext:value-type="float">
            <text:p>0.3808</text:p>
          </table:table-cell>
          <table:table-cell office:value-type="float" office:value="18.8734" calcext:value-type="float">
            <text:p>18.8734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614099979400635" calcext:value-type="float">
            <text:p>0.614099979400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5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61" calcext:value-type="float">
            <text:p>0.3161</text:p>
          </table:table-cell>
          <table:table-cell office:value-type="float" office:value="18.3417" calcext:value-type="float">
            <text:p>18.3417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674899995326996" calcext:value-type="float">
            <text:p>0.674899995326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1:0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647" calcext:value-type="float">
            <text:p>0.3647</text:p>
          </table:table-cell>
          <table:table-cell office:value-type="float" office:value="17.9393" calcext:value-type="float">
            <text:p>17.9393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6317999958992" calcext:value-type="float">
            <text:p>0.6317999958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2:0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404" calcext:value-type="float">
            <text:p>0.3404</text:p>
          </table:table-cell>
          <table:table-cell office:value-type="float" office:value="18.649" calcext:value-type="float">
            <text:p>18.649</text:p>
          </table:table-cell>
          <table:table-cell table:style-name="ce2" office:value-type="float" office:value="0.951" calcext:value-type="float">
            <text:p>0.951</text:p>
          </table:table-cell>
          <table:table-cell office:value-type="float" office:value="0.6539" calcext:value-type="float">
            <text:p>0.6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2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634" calcext:value-type="float">
            <text:p>0.3634</text:p>
          </table:table-cell>
          <table:table-cell office:value-type="float" office:value="18.0286" calcext:value-type="float">
            <text:p>18.0286</text:p>
          </table:table-cell>
          <table:table-cell office:value-type="float" office:value="0.9097" calcext:value-type="float">
            <text:p>0.9097</text:p>
          </table:table-cell>
          <table:table-cell table:style-name="ce2" office:value-type="float" office:value="0.6276" calcext:value-type="float">
            <text:p>0.6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30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91" calcext:value-type="float">
            <text:p>0.3591</text:p>
          </table:table-cell>
          <table:table-cell office:value-type="float" office:value="18.5984" calcext:value-type="float">
            <text:p>18.59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12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514" calcext:value-type="float">
            <text:p>0.3514</text:p>
          </table:table-cell>
          <table:table-cell table:style-name="ce2" office:value-type="float" office:value="18.7575" calcext:value-type="float">
            <text:p>18.7575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6378" calcext:value-type="float">
            <text:p>0.6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4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527" calcext:value-type="float">
            <text:p>0.3527</text:p>
          </table:table-cell>
          <table:table-cell office:value-type="float" office:value="18.6442" calcext:value-type="float">
            <text:p>18.6442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384" calcext:value-type="float">
            <text:p>0.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55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18" calcext:value-type="float">
            <text:p>0.3318</text:p>
          </table:table-cell>
          <table:table-cell office:value-type="float" office:value="18.4204" calcext:value-type="float">
            <text:p>18.4204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6594" calcext:value-type="float">
            <text:p>0.6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3:28</text:p>
          </table:table-cell>
          <table:table-cell table:style-name="ce2"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508" calcext:value-type="float">
            <text:p>0.3508</text:p>
          </table:table-cell>
          <table:table-cell table:style-name="ce2" office:value-type="float" office:value="18.0143" calcext:value-type="float">
            <text:p>18.0143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6374" calcext:value-type="float">
            <text:p>0.637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3:4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542" calcext:value-type="float">
            <text:p>0.3542</text:p>
          </table:table-cell>
          <table:table-cell office:value-type="float" office:value="17.5116" calcext:value-type="float">
            <text:p>17.511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6298" calcext:value-type="float">
            <text:p>0.6298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3:55</text:p>
          </table:table-cell>
          <table:table-cell table:style-name="ce5"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17.531" calcext:value-type="float">
            <text:p>17.531</text:p>
          </table:table-cell>
          <table:table-cell office:value-type="float" office:value="0.9522" calcext:value-type="float">
            <text:p>0.9522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4:1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245" calcext:value-type="float">
            <text:p>0.3245</text:p>
          </table:table-cell>
          <table:table-cell office:value-type="float" office:value="17.6266" calcext:value-type="float">
            <text:p>17.626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614" calcext:value-type="float">
            <text:p>0.6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4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449" calcext:value-type="float">
            <text:p>0.3449</text:p>
          </table:table-cell>
          <table:table-cell office:value-type="float" office:value="17.8638" calcext:value-type="float">
            <text:p>17.863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438" calcext:value-type="float">
            <text:p>0.6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4:3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15" calcext:value-type="float">
            <text:p>0.3315</text:p>
          </table:table-cell>
          <table:table-cell office:value-type="float" office:value="17.8354" calcext:value-type="float">
            <text:p>17.835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651" calcext:value-type="float">
            <text:p>0.65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Boxing-anime1'.A1:'Boxing-anime1'.N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38:21.311869541</dc:date>
    <meta:editing-duration>PT15M33S</meta:editing-duration>
    <meta:editing-cycles>6</meta:editing-cycles>
    <meta:generator>LibreOffice/7.3.7.2$Linux_X86_64 LibreOffice_project/30$Build-2</meta:generator>
    <meta:document-statistic meta:table-count="1" meta:cell-count="283" meta:object-count="0"/>
  </office:meta>
</office:document-meta>
</file>